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400000003007D56216D.png"/>
  <manifest:file-entry manifest:media-type="image/png" manifest:full-path="Pictures/10000000000004000000030011AEF0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4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outline1">
      <style:graphic-properties draw:fill-color="#ffffff" draw:auto-grow-height="true" fo:min-height="10.14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outline1">
      <style:graphic-properties fo:min-height="12.4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26.5pt" style:font-size-asian="226.5pt" style:font-size-complex="226.5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draw:style-name="gr1" draw:text-style-name="P1" draw:layer="layout" svg:width="29.632cm" svg:height="18.82cm" svg:x="-0.635cm" svg:y="-5.95cm">
          <draw:image xlink:href="Pictures/1000000000000400000003007D56216D.png" xlink:type="simple" xlink:show="embed" xlink:actuate="onLoad">
            <text:p/>
          </draw:image>
        </draw:frame>
        <draw:frame presentation:style-name="pr1" draw:text-style-name="P2" draw:layer="layout" svg:width="25.199cm" svg:height="10.148cm" svg:x="1.471cm" svg:y="9.202cm" presentation:class="outline" presentation:user-transformed="true">
          <draw:text-box>
            <text:p text:style-name="P2"/>
            <text:p text:style-name="P2"/>
            <text:p text:style-name="P2">Anže Pečar</text:p>
            <text:p text:style-name="P2">Miha Zidar</text:p>
            <text:p text:style-name="P2">Matic Potočnik</text:p>
          </draw:text-box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draw:style-name="gr3" draw:text-style-name="P1" draw:layer="layout" svg:width="33.442cm" svg:height="25.4cm" svg:x="-1.257cm" svg:y="-3.81cm">
          <draw:image xlink:href="Pictures/10000000000004000000030011AEF0D5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4" draw:text-style-name="P1" draw:layer="layout" svg:width="25.199cm" svg:height="12.423cm" svg:x="1.447cm" svg:y="11.392cm" presentation:class="outline" presentation:user-transformed="true">
          <draw:text-box>
            <text:p text:style-name="P1"><text:span text:style-name="T1">DEMO</text:span></text:p>
          </draw:text-box>
        </draw:frame>
        <draw:frame draw:style-name="gr1" draw:text-style-name="P1" draw:layer="layout" svg:width="29.632cm" svg:height="18.82cm" svg:x="-0.635cm" svg:y="-6.05cm">
          <draw:image xlink:href="Pictures/1000000000000400000003007D56216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6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13T07:41:22</meta:creation-date>
    <dc:language>fi-FI</dc:language>
    <meta:editing-cycles>7</meta:editing-cycles>
    <meta:editing-duration>PT45M16S</meta:editing-duration>
    <dc:date>2011-06-08T15:11:37</dc:date>
    <dc:creator>smotko 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